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512cm" table:align="margins"/>
    </style:style>
    <style:style style:name="Table1.A" style:family="table-column">
      <style:table-column-properties style:column-width="15.512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2cm" fo:margin-bottom="2cm" fo:margin-left="2.57cm" fo:margin-right="2.91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Jones</meta:initial-creator>
    <meta:creation-date>2014-07-29T09:16:25.29</meta:creation-date>
    <dc:date>2014-08-01T17:46:53</dc:date>
    <dc:creator>dev </dc:creator>
    <meta:editing-duration>PT4M6S</meta:editing-duration>
    <meta:editing-cycles>3</meta:editing-cycles>
    <meta:generator>LibreOffice/3.5$Linux_x86 LibreOffice_project/350m1$Build-2</meta:generator>
    <meta:document-statistic meta:table-count="1" meta:image-count="0" meta:object-count="0" meta:page-count="2" meta:paragraph-count="0" meta:word-count="0" meta:character-count="0" meta:non-whitespace-character-count="0"/>
    <meta:user-defined meta:name="Info 1">http://localhost:8079</meta:user-defined>
    <meta:user-defined meta:name="Info 2">admin</meta:user-defined>
    <meta:user-defined meta:name="Info 3">977</meta:user-defined>
    <meta:user-defined meta:name="Info 4">stock.move</meta:user-defined>
  </office:meta>
</office:document-meta>
</file>